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373a3c" loext:opacity="100%" style:font-name="Arial" fo:background-color="#f9f9f9" style:font-name-complex="Arial1"/>
    </style:style>
    <style:style style:name="P2" style:family="paragraph" style:parent-style-name="Standard">
      <loext:graphic-properties draw:fill="solid" draw:fill-color="#f9f9f9"/>
      <style:paragraph-properties fo:margin-top="0cm" fo:margin-bottom="0.494cm" style:contextual-spacing="false" fo:line-height="100%" fo:background-color="#f9f9f9"/>
      <style:text-properties fo:color="#373a3c" loext:opacity="100%" style:font-name="Arial" fo:font-size="12pt" style:letter-kerning="false" style:font-name-asian="Times New Roman" style:font-size-asian="12pt" style:language-asian="en" style:country-asian="GB" style:font-name-complex="Arial1" style:font-size-complex="12pt"/>
    </style:style>
    <style:style style:name="P3" style:family="paragraph" style:parent-style-name="Standard">
      <loext:graphic-properties draw:fill="solid" draw:fill-color="#f9f9f9"/>
      <style:paragraph-properties fo:margin-top="0cm" fo:margin-bottom="0.494cm" style:contextual-spacing="false" fo:line-height="100%" fo:background-color="#f9f9f9"/>
    </style:style>
    <style:style style:name="T1" style:family="text">
      <style:text-properties fo:color="#373a3c" loext:opacity="100%" style:font-name="Arial" fo:background-color="#f9f9f9" loext:char-shading-value="0" style:font-name-complex="Arial1"/>
    </style:style>
    <style:style style:name="T2" style:family="text">
      <style:text-properties fo:color="#373a3c" loext:opacity="100%" style:font-name="Arial" style:font-name-complex="Arial1"/>
    </style:style>
    <style:style style:name="T3" style:family="text">
      <style:text-properties fo:color="#373a3c" loext:opacity="100%" style:font-name="Arial" fo:font-size="12pt" style:letter-kerning="false" style:font-name-asian="Times New Roman" style:font-size-asian="12pt" style:language-asian="en" style:country-asian="GB" style:font-name-complex="Arial1" style:font-size-complex="12pt"/>
    </style:style>
    <style:style style:name="T4" style:family="text">
      <style:text-properties fo:color="#373a3c" loext:opacity="100%" style:font-name="Arial" fo:font-size="12pt" fo:font-style="italic" style:letter-kerning="false" style:font-name-asian="Times New Roman" style:font-size-asian="12pt" style:language-asian="en" style:country-asian="GB" style:font-style-asian="italic" style:font-name-complex="Arial1" style:font-size-complex="12pt" style:font-style-complex="italic"/>
    </style:style>
    <style:style style:name="T5" style:family="text">
      <style:text-properties style:font-name="Arial" fo:background-color="#f9f9f9" loext:char-shading-value="0" style:font-name-complex="Arial1"/>
    </style:style>
    <style:style style:name="T6" style:family="text">
      <style:text-properties fo:color="#622567" loext:opacity="100%" style:font-name="Arial" fo:font-size="12pt" style:text-underline-style="solid" style:text-underline-width="auto" style:text-underline-color="font-color" fo:font-weight="bold" style:letter-kerning="false" style:font-name-asian="Times New Roman" style:font-size-asian="12pt" style:language-asian="en" style:country-asian="GB"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nit 1 reply </text:p>
      <text:p text:style-name="Standard"/>
      <text:p text:style-name="Standard" loext:marker-style-name="T1"><text:span text:style-name="T1">It is also important to note how prevalent dark UX pattens are with “a third of 16–24-year-olds and 25-34 year olds have experienced issues when cancelling from online services.” This just shows how widespread the issue is as well in demographics having advantages against other age groups as they grew up on the internet. Interestingly 90% of people in the UK believe dark UX should be illegal.</text:span><text:span text:style-name="T2"><text:line-break/><text:line-break/></text:span><text:span text:style-name="T1">It should be mentioned as well that dark UX pattens could be made by accident as the developer attempts to give the least taxing user experience due to a reduced options streamlining the user experience on the app.</text:span><text:span text:style-name="T2"><text:line-break/><text:line-break/></text:span><text:span text:style-name="T1">References</text:span><text:span text:style-name="T2"><text:line-break/><text:line-break/></text:span><text:span text:style-name="T1">Xigen (2023) The Dark Patterns Report | Xigen. https://xigen.co.uk/reports/the-dark-patterns-report</text:span><text:span text:style-name="T2"><text:line-break/></text:span><text:span text:style-name="T1">Ravenscraft, E. (2020) 'How to Spot—and Avoid—Dark Patterns on the Web,' WIRED, 29 July. </text:span><text:a xlink:type="simple" xlink:href="https://www.wired.com/story/how-to-spot-avoid-dark-patterns/" text:style-name="Internet_20_link" text:visited-style-name="Visited_20_Internet_20_Link"><text:span text:style-name="Internet_20_link"><text:span text:style-name="T5">https://www.wired.com/story/how-to-spot-avoid-dark-patterns/</text:span></text:span></text:a><text:span text:style-name="T1">.</text:span></text:p>
      <text:p text:style-name="P1" loext:marker-style-name="T1"/>
      <text:p text:style-name="Standard" loext:marker-style-name="T1"><text:span text:style-name="T1">Unit 7 reply</text:span><text:span text:style-name="T1"/></text:p>
      <text:p text:style-name="P1" loext:marker-style-name="T1"/>
      <text:p text:style-name="Standard" loext:marker-style-name="T1"><text:span text:style-name="T1">Sandip, you have brought up many key points about the potential legal repercussions Abi actions could lead too.</text:span><text:span text:style-name="T2"><text:line-break/><text:line-break/></text:span><text:span text:style-name="T1">I would like to add to that with lawsuit from New York. where it was claimed the one brand bars only had 1 g of sugar when in the plaintiff claimed had over 5 g arguing that the one brand had “allege violations of New York's consumer-protection statute and several common-law duties”.</text:span><text:span text:style-name="T2"><text:line-break/><text:line-break/></text:span><text:span text:style-name="T1">Even though the lawsuit failed due to the plaintiff testing the bars in a private lab using different methods to the FDA it shows the legal ramifications in the future if Abi gives more desired results. This leading to Abi client being potentially open to lawsuits from consumers.</text:span><text:span text:style-name="T2"><text:line-break/><text:line-break/></text:span><text:span text:style-name="T1">Reference</text:span><text:span text:style-name="T2"><text:line-break/><text:line-break/></text:span><text:span text:style-name="T1">Lammi, G. G., Mar 26, 2020,. Another Sugar-Coated Food-Labeling Class Action Brushed Away. Forbes.</text:span></text:p>
      <text:p text:style-name="P1" loext:marker-style-name="T1"/>
      <text:p text:style-name="Standard" loext:marker-style-name="T1"><text:span text:style-name="T1">Unit 7 summury </text:span><text:span text:style-name="T1"/></text:p>
      <text:p text:style-name="P1" loext:marker-style-name="T1"/>
      <text:p text:style-name="P3" loext:marker-style-name="T3"><text:span text:style-name="T3">I would like to point out the replies in my post where there was consensus in Abi ethical duties with his data and Robert had pointed out that even a 1% different in statistics can affect thousands due to how different all our bodies react to food. Showing the large-scale ramifications of this scenario.  </text:span><text:span text:style-name="T3"/></text:p>
      <text:p text:style-name="P3" loext:marker-style-name="T3"><text:soft-page-break/><text:span text:style-name="T3"> </text:span><text:span text:style-name="T3"/></text:p>
      <text:p text:style-name="P3" loext:marker-style-name="T3"><text:span text:style-name="T3">Uvarjar made an excellent point with how ethical integrity can be maintained. I believe this can be done with uniformed testing practices that are always peer reviewed by a government body before release allowing for the upmost scientific research as it is a replicated result. The way food testing is done is either by third party food analysis or by a food calculator where all the data will be imputed manually. Both these methods are open to skewing potential data for a more desirable result.</text:span><text:span text:style-name="T3"/></text:p>
      <text:p text:style-name="P2" loext:marker-style-name="T3"/>
      <text:p text:style-name="P3" loext:marker-style-name="T3"><text:span text:style-name="T3">Reference</text:span><text:span text:style-name="T3"/></text:p>
      <text:p text:style-name="P3" loext:marker-style-name="T3"><text:span text:style-name="T4">Nutrition labelling</text:span><text:span text:style-name="T3"> (no date). </text:span><text:a xlink:type="simple" xlink:href="https://www.food.gov.uk/business-guidance/nutrition-labelling" text:style-name="Default_20_Style" text:visited-style-name="Default_20_Style"><text:span text:style-name="T6">https://www.food.gov.uk/business-guidance/nutrition-labelling</text:span></text:a><text:span text:style-name="T3">.</text:span></text:p>
      <text:p text:style-name="P3" loext:marker-style-name="T3"><text:span text:style-name="T3"> </text:span><text:span text:style-name="T3"/></text:p>
      <text:p text:style-name="P3" loext:marker-style-name="T3"><text:span text:style-name="T3">Evans-Lara, A. (2023) </text:span><text:span text:style-name="T4">How to calculate your product nutritional information</text:span><text:span text:style-name="T3">. https://haccpmentor.com/how-to-calculate-your-product-nutritional-information/#:~:text=There%20are%20two%20ways%20to,the%20product%20using%20approved%20methods.</text:span></text:p>
      <text:p text:style-name="P3" loext:marker-style-name="T3"><text:span text:style-name="T3"> </text:span><text:span text:style-name="T3"/></text:p>
      <text:p text:style-name="P3" loext:marker-style-name="T3"><text:span text:style-name="T3"> </text:span><text:span text:style-name="T4">Food Labelling Software | Nutritics LabelMagic | Nutritics</text:span><text:span text:style-name="T3"> (2022). https://www.nutritics.com/en/food/labelling?</text:span></text:p>
      <text:p text:style-name="P3" loext:marker-style-name="T3"><text:span text:style-name="T3"> </text:span><text:span text:style-name="T3"/></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egley, Pearce M V</meta:initial-creator>
    <dc:creator>Begley, Pearce M V</dc:creator>
    <meta:editing-cycles>1</meta:editing-cycles>
    <meta:creation-date>2023-10-30T16:42:00</meta:creation-date>
    <dc:date>2023-10-30T16:44:00</dc:date>
    <meta:editing-duration>PT1M</meta:editing-duration>
    <meta:generator>LibreOffice/7.5.7.1$Windows_X86_64 LibreOffice_project/47eb0cf7efbacdee9b19ae25d6752381ede23126</meta:generator>
    <meta:document-statistic meta:table-count="0" meta:image-count="0" meta:object-count="0" meta:page-count="2" meta:paragraph-count="15" meta:word-count="441" meta:character-count="2963" meta:non-whitespace-character-count="2520"/>
    <meta:user-defined meta:name="AppVersion">16.0000</meta:user-defined>
    <meta:template xlink:type="simple" xlink:actuate="onRequest" xlink:title="Normal" xlink:href=""/>
  </office:meta>
</office:document-meta>
</file>